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2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时间</text:p>
          </table:table-cell>
          <table:table-cell office:value-type="string" calcext:value-type="string">
            <text:p>2019/9/17</text:p>
          </table:table-cell>
          <table:table-cell office:value-type="string" calcext:value-type="string">
            <text:p>2019/10/1</text:p>
          </table:table-cell>
          <table:table-cell table:style-name="ce10" office:value-type="string" calcext:value-type="string">
            <text:p>2019/9/19</text:p>
          </table:table-cell>
        </table:table-row>
        <table:table-row table:style-name="ro1">
          <table:table-cell table:style-name="ce9" office:value-type="string" calcext:value-type="string">
            <text:p>名称</text:p>
          </table:table-cell>
          <table:table-cell table:number-columns-repeated="2" table:style-name="ce9" office:value-type="string" calcext:value-type="string">
            <text:p>页数</text:p>
          </table:table-cell>
          <table:table-cell/>
        </table:table-row>
        <table:table-row table:style-name="ro1">
          <table:table-cell office:value-type="string" calcext:value-type="string">
            <text:p>基本知识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计算机基础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算法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多线程</text:p>
          </table:table-cell>
          <table:table-cell table:number-columns-repeated="2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性能优化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264" calcext:value-type="float">
            <text:p>26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table:number-columns-repeated="2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mybati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string" calcext:value-type="string">
            <text:p>web容器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消息中间件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afka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etMQ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RabbitMQ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nginx</text:p>
          </table:table-cell>
          <table:table-cell table:number-columns-repeated="2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分布式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高并发</text:p>
          </table:table-cell>
          <table:table-cell table:number-columns-repeated="2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搜索elasticsearch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astDfs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web安全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" table:formula="of:=SUM([.B3:.B25])" office:value-type="float" office:value="1540" calcext:value-type="float">
            <text:p>1540</text:p>
          </table:table-cell>
          <table:table-cell table:style-name="ce11" table:formula="of:=SUM([.C3:.C25])" office:value-type="float" office:value="1672" calcext:value-type="float">
            <text:p>1672</text:p>
          </table:table-cell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20:21:59.521835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19-10-01T20:26:33.407140748</dc:date>
    <meta:editing-duration>PT3H55M15S</meta:editing-duration>
    <meta:editing-cycles>14</meta:editing-cycles>
    <meta:generator>LibreOffice/6.0.7.3$Linux_X86_64 LibreOffice_project/00m0$Build-3</meta:generator>
    <meta:document-statistic meta:table-count="1" meta:cell-count="77" meta:object-count="0"/>
  </office:meta>
</office:document-meta>
</file>